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00000004CC8CE42BDD02EEDB5.png" manifest:media-type="image/png"/>
  <manifest:file-entry manifest:full-path="Pictures/100000010000003000000030B53793736E5F311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 style:list-style-name="WWNum1"/>
    <style:style style:name="P2" style:family="paragraph" style:parent-style-name="Body" style:list-style-name="WWNum2"/>
    <style:style style:name="P3" style:family="paragraph" style:parent-style-name="Body" style:list-style-name="WWNum7"/>
    <style:style style:name="P4" style:family="paragraph" style:parent-style-name="Body">
      <style:text-properties fo:font-weight="bold" style:font-weight-asian="bold" style:font-weight-complex="bold"/>
    </style:style>
    <style:style style:name="P5" style:family="paragraph" style:parent-style-name="Default">
      <style:paragraph-properties fo:margin-top="0in" fo:margin-bottom="0.111in" style:contextual-spacing="false" fo:line-height="108%" fo:text-align="center" style:justify-single-word="false"/>
    </style:style>
    <style:style style:name="P6" style:family="paragraph" style:parent-style-name="Default">
      <style:paragraph-properties fo:margin-top="0in" fo:margin-bottom="0.111in" style:contextual-spacing="false" fo:line-height="108%"/>
    </style:style>
    <style:style style:name="P7" style:family="paragraph" style:parent-style-name="Default">
      <style:paragraph-properties fo:margin-left="0.5in" fo:margin-right="0in" fo:margin-top="0in" fo:margin-bottom="0.111in" style:contextual-spacing="false" fo:line-height="108%" fo:text-indent="0in" style:auto-text-indent="false"/>
    </style:style>
    <style:style style:name="P8" style:family="paragraph" style:parent-style-name="Default" style:list-style-name="WWNum8">
      <style:paragraph-properties fo:margin-top="0in" fo:margin-bottom="0.111in" style:contextual-spacing="false" fo:line-height="108%"/>
    </style:style>
    <style:style style:name="P9" style:family="paragraph" style:parent-style-name="Default" style:list-style-name="WWNum9">
      <style:paragraph-properties fo:margin-top="0in" fo:margin-bottom="0.111in" style:contextual-spacing="false" fo:line-height="108%"/>
    </style:style>
    <style:style style:name="P10" style:family="paragraph" style:parent-style-name="Header_20__26__20_Footer">
      <style:paragraph-properties fo:text-align="center" style:justify-single-word="false"/>
    </style:style>
    <style:style style:name="P11" style:family="paragraph" style:parent-style-name="List_20_Paragraph" style:list-style-name="WWNum6"/>
    <style:style style:name="P12" style:family="paragraph" style:parent-style-name="List_20_Paragraph">
      <style:paragraph-properties fo:margin-left="0.25in" fo:margin-right="0in" fo:text-indent="0in" style:auto-text-indent="false"/>
    </style:style>
    <style:style style:name="P13" style:family="paragraph" style:parent-style-name="Mono">
      <style:paragraph-properties fo:margin-left="0.5in" fo:margin-right="0in" fo:text-indent="0in" style:auto-text-indent="false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style:text-underline-style="none" fo:font-weight="bold" style:font-weight-asian="bold" style:font-weight-complex="bold"/>
    </style:style>
    <style:style style:name="T5" style:family="text">
      <style:text-properties style:font-name="Calibri" style:text-underline-style="none" fo:font-weight="bold" style:font-name-asian="Calibri1" style:font-weight-asian="bold" style:font-name-complex="Calibri1" style:font-weight-complex="bold"/>
    </style:style>
    <style:style style:name="T6" style:family="text">
      <style:text-properties style:font-name="Calibri" fo:language="fr" fo:country="FR" style:text-underline-style="none" fo:font-weight="bold" style:font-weight-asian="bold" style:font-weight-complex="bold"/>
    </style:style>
    <style:style style:name="T7" style:family="text">
      <style:text-properties style:font-name="Calibri" fo:language="fr" fo:country="FR" style:text-underline-style="none" fo:font-weight="bold" style:font-name-asian="Calibri1" style:font-weight-asian="bold" style:font-name-complex="Calibri1" style:font-weight-complex="bold"/>
    </style:style>
    <style:style style:name="T8" style:family="text">
      <style:text-properties style:font-name="Calibri" fo:font-size="9pt" fo:language="fr" fo:country="FR" style:text-underline-style="none" style:font-size-asian="9pt" style:font-name-complex="Calibri1" style:font-size-complex="9pt"/>
    </style:style>
    <style:style style:name="T9" style:family="text">
      <style:text-properties style:font-name="Calibri" fo:font-size="9pt" style:text-underline-style="none" style:font-size-asian="9pt" style:font-name-complex="Calibri1" style:font-size-complex="9pt"/>
    </style:style>
    <style:style style:name="T10" style:family="text">
      <style:text-properties style:font-name="Calibri" fo:font-size="9pt" style:text-underline-style="none" fo:font-weight="bold" style:font-size-asian="9pt" style:font-weight-asian="bold" style:font-name-complex="Calibri1" style:font-size-complex="9pt" style:font-weight-complex="bold"/>
    </style:style>
    <style:style style:name="T11" style:family="text">
      <style:text-properties style:font-name="Calibri" fo:font-size="9pt" style:text-underline-style="none" style:font-name-asian="Calibri1" style:font-size-asian="9pt" style:font-name-complex="Calibri1" style:font-size-complex="9pt"/>
    </style:style>
    <style:style style:name="T12" style:family="text">
      <style:text-properties style:font-name="Calibri" fo:font-size="9pt" style:font-size-asian="9pt" style:font-name-complex="Calibri1" style:font-size-complex="9pt"/>
    </style:style>
    <style:style style:name="T13" style:family="text">
      <style:text-properties style:font-name="Calibri" fo:font-size="9pt" style:text-underline-style="solid" style:text-underline-width="auto" style:text-underline-color="#000000" style:font-size-asian="9pt" style:font-name-complex="Calibri1" style:font-size-complex="9pt"/>
    </style:style>
    <style:style style:name="T14" style:family="text">
      <style:text-properties style:font-name="Times New Roman" style:text-underline-style="none" style:font-name-asian="Times New Roman1" style:font-name-complex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Arial Unicode MS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text:span text:style-name="T1">URL to GitHub Repository:</text:span></text:p>
      <text:p text:style-name="Body"><text:span text:style-name="T1">URL to Public Link of your Video:</text:span></text:p>
      <text:p text:style-name="P5"><text:span text:style-name="T4">———————————————————————————————————————————</text:span></text:p>
      <text:p text:style-name="P6"><text:span text:style-name="T6">Instructions : </text:span></text:p>
      <text:p text:style-name="P7"><text:span text:style-name="T8">1. </text:span><text:span text:style-name="T9">Follow the </text:span><text:span text:style-name="T10">Coding Steps</text:span><text:span text:style-name="T9"> below to complete this assignment. </text:span></text:p>
      <text:list text:style-name="WWNum1">
        <text:list-item>
          <text:list>
            <text:list-item>
              <text:list>
                <text:list-item>
                  <text:p text:style-name="P1"><text:span text:style-name="T12">In Spring Tool Suite (STS), or an IDE of your choice, write the code that accomplishes the objectives listed below. Ensure that the code compiles and runs as directed. </text:span></text:p>
                </text:list-item>
                <text:list-item text:style-override="WWNum2">
                  <text:p text:style-name="P2"><text:span text:style-name="T12">Use your existing repo or create a new repository on GitHub for this week’s assignment and push your completed code to the repo, including your entire Maven Project Directory (e.g., jeep-sales) and any additional files (e.g. .sql files) that you create. <text:s/>In addition, screenshot your ERD and push the screenshot to your GitHub repo.</text:span></text:p>
                </text:list-item>
              </text:list>
            </text:list-item>
          </text:list>
        </text:list-item>
      </text:list>
      <text:list text:style-name="WWNum7">
        <text:list-item>
          <text:list>
            <text:list-item>
              <text:list>
                <text:list-item>
                  <text:p text:style-name="P3"><text:span text:style-name="T12">Include the functionality into your Video when you see: <text:s/></text:span><draw:frame draw:style-name="fr1" draw:name="officeArt object" text:anchor-type="as-char" svg:width="0.2083in" svg:height="0.2083in" draw:z-index="0"><draw:image xlink:href="Pictures/100000010000003000000030B53793736E5F3110.png" xlink:type="simple" xlink:show="embed" xlink:actuate="onLoad" draw:mime-type="image/png"/><svg:desc>Picture 1</svg:desc></draw:frame></text:p>
                </text:list-item>
                <text:list-item text:style-override="WWNum8">
                  <text:p text:style-name="P8"><text:span text:style-name="T9">Create a video showcasing your work: </text:span></text:p>
                  <text:list text:style-name="WWNum8">
                    <text:list-item>
                      <text:p text:style-name="P8"><text:span text:style-name="T9">In this video: record and present your project verbally while showing the results of the working project. <text:s text:c="2"/>Don’t forget to include the requested functionality, indicated by: </text:span><draw:frame draw:style-name="fr1" draw:name="Image2" text:anchor-type="as-char" svg:width="0.2083in" svg:height="0.2083in" draw:z-index="1"><draw:image xlink:href="Pictures/100000010000003000000030B53793736E5F3110.png" xlink:type="simple" xlink:show="embed" xlink:actuate="onLoad" draw:mime-type="image/png"/><svg:desc>Picture 1</svg:desc></draw:frame></text:p>
                    </text:list-item>
                    <text:list-item>
                      <text:p text:style-name="P8"><text:span text:style-name="T13">Easy way to Create a video</text:span><text:span text:style-name="T9">: <text:s/>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8"><text:span text:style-name="T9">Your video should be a maximum of 5 minutes.</text:span></text:p>
                    </text:list-item>
                    <text:list-item>
                      <text:p text:style-name="P8"><text:span text:style-name="T9">Upload your video with a public link.</text:span></text:p>
                    </text:list-item>
                    <text:list-item>
                      <text:p text:style-name="P8"><text:span text:style-name="T13">Easy way to Create a Public Video Link</text:span><text:span text:style-name="T9">: <text:s/>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9">2. In addition, please include the following in your Coding Assignment Document:</text:span></text:p>
      <text:list xml:id="list191741458332425" text:continue-list="list3912157391" text:style-name="WWNum8">
        <text:list-item>
          <text:list>
            <text:list-item>
              <text:list>
                <text:list-item>
                  <text:p text:style-name="P8"><text:span text:style-name="T9">The URL for this week’s GitHub repository.</text:span></text:p>
                </text:list-item>
                <text:list-item>
                  <text:p text:style-name="P8"><text:span text:style-name="T9">The URL of the public link of your video.</text:span></text:p>
                </text:list-item>
              </text:list>
            </text:list-item>
          </text:list>
        </text:list-item>
      </text:list>
      <text:p text:style-name="P7"><text:span text:style-name="T9">3. Save the Coding Assignment Document as a .pdf and do the following: </text:span></text:p>
      <text:list text:continue-list="list191741458332425" text:style-name="WWNum9">
        <text:list-item>
          <text:list>
            <text:list-item>
              <text:list>
                <text:list-item>
                  <text:p text:style-name="P9"><text:span text:style-name="T9">Push the .pdf to the GitHub repo for this week. <text:s/></text:span></text:p>
                </text:list-item>
                <text:list-item>
                  <text:p text:style-name="P9"><text:span text:style-name="T9">Upload the .pdf to the LMS in your Coding Assignment Submission.</text:span></text:p>
                </text:list-item>
              </text:list>
            </text:list-item>
          </text:list>
        </text:list-item>
      </text:list>
      <text:p text:style-name="P5"><text:span text:style-name="T4">——————————————————————————————————————————</text:span></text:p>
      <text:p text:style-name="P4"/>
      <text:p text:style-name="P4"/>
      <text:p text:style-name="Body"><text:soft-page-break/><text:span text:style-name="T15">Here's a friendly tip:</text:span> as you watch the videos, code along with the videos. This will help you with the homework. When you should include something in your video submission, look for the icon: <draw:frame draw:style-name="fr1" draw:name="Image3" text:anchor-type="as-char" svg:width="0.2083in" svg:height="0.2083in" draw:z-index="2"><draw:image xlink:href="Pictures/100000010000003000000030B53793736E5F3110.png" xlink:type="simple" xlink:show="embed" xlink:actuate="onLoad" draw:mime-type="image/png"/><svg:desc>Picture 1</svg:desc></draw:frame><text:s/></text:p>
      <text:p text:style-name="Body"><text:span text:style-name="T15">Note</text:span>: <text:s/>You will keep adding to this project throughout this part of the course. When it comes time for the final project, use this project as a starter.</text:p>
      <text:p text:style-name="P4"/>
      <text:p text:style-name="Body"><text:span text:style-name="T15">Project Resources: </text:span><text:a xlink:type="simple" xlink:href="https://github.com/promineotech/Spring-Boot-Course-Student-Resources" text:style-name="Hyperlink.0" text:visited-style-name="Hyperlink.0"><text:span text:style-name="Hyperlink.0"><text:span text:style-name="T16">https://github.com/promineotech/Spring-Boot-Course-Student-Resources</text:span></text:span></text:a></text:p>
      <text:p text:style-name="P4"/>
      <text:p text:style-name="Body"><text:span text:style-name="T15">Coding Steps:</text:span></text:p>
      <text:list xml:id="list2958965179" text:style-name="WWNum6">
        <text:list-item>
          <text:p text:style-name="P11">In the application you've been building add a DAO layer:</text:p>
          <text:list>
            <text:list-item>
              <text:p text:style-name="P11">Add the package, com.promineotech.jeep.dao.</text:p>
            </text:list-item>
            <text:list-item>
              <text:p text:style-name="P11">In the new package, create an interface named <text:span text:style-name="T17">JeepSalesDao.</text:span></text:p>
            </text:list-item>
            <text:list-item>
              <text:p text:style-name="P11">In the same package, create a class named <text:span text:style-name="T17">DefaultJeepSalesDao</text:span> that implements <text:span text:style-name="T17">JeepSalesDao</text:span>.</text:p>
            </text:list-item>
            <text:list-item>
              <text:p text:style-name="P11">Add a method in the DAO interface and implementation that returns a list of Jeep models (class <text:span text:style-name="T17">Jeep</text:span>) and takes the model and trim parameters. Here is the method signature:</text:p>
            </text:list-item>
          </text:list>
        </text:list-item>
      </text:list>
      <text:p text:style-name="P13">List&lt;Jeep&gt; fetchJeeps(JeepModel model, String trim);</text:p>
      <text:p text:style-name="P13"/>
      <text:list xml:id="list191740749316917" text:continue-numbering="true" text:style-name="WWNum6">
        <text:list-item>
          <text:p text:style-name="P11">In the Jeep sales service implementation class, inject the DAO interface as an instance variable. The instance variable should be <text:span text:style-name="T17">private</text:span> and should be named <text:span text:style-name="T17">jeepSalesDao</text:span>. Call the DAO method from the service method and store the returned value in a local variable named <text:span text:style-name="T17">jeeps</text:span>. Return the value in the <text:span text:style-name="T17">jeeps</text:span> variable (we will add to this later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list xml:id="list191741287671295" text:continue-numbering="true" text:style-name="WWNum6">
        <text:list-item>
          <text:p text:style-name="P11"><text:soft-page-break/>In the DAO implementation class (<text:span text:style-name="T17">DefaultJeepSalesDao</text:span>):</text:p>
          <text:list>
            <text:list-item>
              <text:p text:style-name="P11">Add the class-level annotation: <text:span text:style-name="T17">@Service</text:span>.</text:p>
            </text:list-item>
            <text:list-item>
              <text:p text:style-name="P11">Add a log statement in <text:span text:style-name="T17">DefaultJeepSalesDao.fetchJeeps()</text:span> that logs the model and trim level. Run the integration test. In your video, show the DAO implementation class and the log line in the IDE's console. <draw:frame draw:style-name="fr1" draw:name="Image4" text:anchor-type="as-char" svg:width="0.2083in" svg:height="0.2083in" draw:z-index="3"><draw:image xlink:href="Pictures/100000010000003000000030B53793736E5F3110.png" xlink:type="simple" xlink:show="embed" xlink:actuate="onLoad" draw:mime-type="image/png"/><svg:desc>Picture 46</svg:desc></draw:frame></text:p>
            </text:list-item>
            <text:list-item>
              <text:p text:style-name="P11">In <text:span text:style-name="T17">DefaultJeepSalesDao</text:span>, inject an instance variable of type <text:span text:style-name="T17">NamedParameterJdbcTemplate</text:span>.</text:p>
            </text:list-item>
            <text:list-item>
              <text:p text:style-name="P11">Write SQL to return a list of Jeep models based on the parameters: model and trim. Be sure to utilize the SQL Injection prevention mechanism of the NamedParameterJdbcTemplate using <text:span text:style-name="T17">:model_id</text:span> and <text:span text:style-name="T17">:trim_level</text:span> in the query.</text:p>
            </text:list-item>
            <text:list-item>
              <text:p text:style-name="P11">Add the parameters to a parameter map as shown in the video. Don't forget to convert the JeepModel enum value to a String (i.e., <text:span text:style-name="T17">params.put("model_id", model.toString());</text:span>)</text:p>
            </text:list-item>
            <text:list-item>
              <text:p text:style-name="P11">Call the <text:span text:style-name="T17">query</text:span> method on the <text:span text:style-name="T17">NamedParameterJdbcTemplate</text:span> instance variable to return a list of Jeep model objects. Use a RowMapper to map each row of the result set. Remember to convert <text:span text:style-name="T17">modelId</text:span> to a <text:span text:style-name="T17">JeepModel</text:span>. See the video for details. In your video, show the complete method in the implementation class. <draw:frame draw:style-name="fr1" draw:name="Image5" text:anchor-type="as-char" svg:width="0.2083in" svg:height="0.2083in" draw:z-index="4"><draw:image xlink:href="Pictures/100000010000003000000030B53793736E5F3110.png" xlink:type="simple" xlink:show="embed" xlink:actuate="onLoad" draw:mime-type="image/png"/><svg:desc>Picture 47</svg:desc></draw:frame></text:p>
            </text:list-item>
          </text:list>
        </text:list-item>
      </text:list>
      <text:p text:style-name="List_20_Paragraph"/>
      <text:p text:style-name="List_20_Paragraph"/>
      <text:list xml:id="list191741927543850" text:continue-numbering="true" text:style-name="WWNum6">
        <text:list-item>
          <text:p text:style-name="P11">Add a getter in the <text:span text:style-name="T17">Jeep</text:span> class for <text:span text:style-name="T17">modelPK</text:span>. Add the <text:span text:style-name="T17">@JsonIgnore</text:span> annotation to the getter to exclude the <text:span text:style-name="T17">modelPK</text:span> value from the returned object.</text:p>
        </text:list-item>
      </text:list>
      <text:p text:style-name="P12"/>
      <text:p text:style-name="P12"/>
      <text:list xml:id="list191741715954942" text:continue-numbering="true" text:style-name="WWNum6">
        <text:list-item>
          <text:p text:style-name="P11">Run the test to produce a green status bar. In your video, show the test and the green status bar. <draw:frame draw:style-name="fr1" draw:name="Image6" text:anchor-type="as-char" svg:width="0.2083in" svg:height="0.2083in" draw:z-index="5"><draw:image xlink:href="Pictures/100000010000003000000030B53793736E5F3110.png" xlink:type="simple" xlink:show="embed" xlink:actuate="onLoad" draw:mime-type="image/png"/><svg:desc>Picture 48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next-style-name="Body" style:default-outline-level="1" style:list-style-name="" style:class="text">
      <style:paragraph-properties fo:margin-top="0.1665in" fo:margin-bottom="0in" style:contextual-spacing="false" fo:line-height="108%" fo:text-align="center" style:justify-single-word="false" fo:keep-together="always" fo:orphans="2" fo:widows="2" fo:padding="0in" fo:border="none" style:shadow="none" fo:keep-with-next="always" style:writing-mode="lr-tb" style:join-border="false"/>
      <style:text-properties fo:color="#000000" loext:opacity="100%" fo:font-size="18pt" style:text-underline-style="non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" style:family="paragraph">
      <style:paragraph-properties fo:margin-top="0in" fo:margin-bottom="0.111in" style:contextual-spacing="false" fo:line-height="108%" fo:text-align="start" style:justify-single-word="false" fo:orphans="2" fo:widows="2" fo:padding="0in" fo:border="none" style:shadow="none" style:writing-mode="lr-tb" style:join-border="false"/>
      <style:text-properties fo:color="#000000" loext:opacity="100%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Default" style:family="paragraph">
      <style:paragraph-properties fo:margin-top="0.111in" fo:margin-bottom="0in" style:contextual-spacing="false" fo:line-height="120%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0in" style:auto-text-indent="false" fo:padding="0in" fo:border="none" style:shadow="none" style:writing-mode="lr-tb" style:join-border="false"/>
      <style:text-properties fo:color="#000000" loext:opacity="100%" fo:font-size="12pt" style:text-underline-style="non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Mono" style:family="paragraph">
      <style:paragraph-properties fo:margin-top="0in" fo:margin-bottom="0.111in" style:contextual-spacing="false" fo:line-height="106%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Consolas" fo:font-family="Consolas" style:font-family-generic="roman" style:font-pitch="variable" style:text-underline-style="none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nk" style:family="text">
      <style:text-properties fo:color="#0563c1" loext:opacity="100%" style:text-outline="false" style:text-underline-style="solid" style:text-underline-width="auto" style:text-underline-color="#0563c1"/>
    </style:style>
    <style:style style:name="Hyperlink.0" style:family="text" style:parent-style-name="Link">
      <style:text-properties fo:color="#0563c1" loext:opacity="100%" style:text-outline="false" style:font-name="Times New Roman" fo:font-family="'Times New Roman'" style:font-family-generic="roman" style:font-pitch="variable" style:text-underline-style="solid" style:text-underline-width="auto" style:text-underline-color="#0563c1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er_20_Char" style:display-name="Header Char" style:family="text" style:parent-style-name="Default_20_Paragraph_20_Font" loext:linked-style-name="Header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font-size-complex="12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" text:outline-level="1"><draw:frame draw:style-name="Mfr1" draw:name="Picture 1579288332" text:anchor-type="as-char" svg:width="6.5in" svg:height="0.7811in" draw:z-index="8"><draw:image xlink:href="Pictures/10000001000002700000004CC8CE42BDD02EEDB5.png" xlink:type="simple" xlink:show="embed" xlink:actuate="onLoad" draw:mime-type="image/png"/><svg:desc>Promineo Tech Logo</svg:desc></draw:frame><text:span text:style-name="MT1">Web API Design with Spring Boot Week 15 Coding Assignment</text:span></text:h>
      </style:header>
      <style:footer>
        <text:p text:style-name="MP1"><text:span text:style-name="MT2">Page </text:span><text:span text:style-name="MT2"><text:page-number text:select-page="current">3</text:page-number></text:span><text:span text:style-name="MT2"><text:s/>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Lisa Smith</dc:creator>
    <meta:editing-cycles>4</meta:editing-cycles>
    <meta:creation-date>2022-09-13T19:04:00</meta:creation-date>
    <dc:date>2022-10-21T19:55:00</dc:date>
    <meta:editing-duration>PT9M</meta:editing-duration>
    <meta:generator>LibreOffice/7.4.3.2$Windows_X86_64 LibreOffice_project/1048a8393ae2eeec98dff31b5c133c5f1d08b890</meta:generator>
    <meta:document-statistic meta:table-count="0" meta:image-count="7" meta:object-count="0" meta:page-count="3" meta:paragraph-count="43" meta:word-count="726" meta:character-count="4431" meta:non-whitespace-character-count="3752"/>
    <meta:user-defined meta:name="AppVersion">16.0000</meta:user-defined>
    <meta:template xlink:type="simple" xlink:actuate="onRequest" xlink:title="Normal.dotm" xlink:href=""/>
  </office:meta>
</office:document-meta>
</file>